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1a452cf201d0862be92b639a2e93823" style:family="table-column">
      <style:table-column-properties fo:break-before="auto" style:use-optimal-column-width="false" style:column-width="6cm"/>
    </style:style>
    <style:style style:name="odsStyleTableColumn-740809194ccd74485ff5ad5bdb525c8d" style:family="table-column">
      <style:table-column-properties fo:break-before="auto" style:use-optimal-column-width="false" style:column-width="5cm"/>
    </style:style>
    <style:style style:name="odsStyleTableColumn-403abeb0bafa9a26b2d765f016a75ad8" style:family="table-column">
      <style:table-column-properties fo:break-before="auto" style:use-optimal-column-width="false" style:column-width="3cm"/>
    </style:style>
    <style:style style:name="odsStyleTableCell-91475e66a84ac2d93ac444d17a399c7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09901043d87b27d605457e96158a9f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3c35601b93a2776c35107670da56dd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b18c03c79d4ba0a7bcd13034da6db9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3e7cacbd4bef08131c9bc2d067d84b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b1257ff6e1dd0eb0974650c9558e33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1a452cf201d0862be92b639a2e93823" table:default-cell-style-name="Default"/>
        <table:table-column table:style-name="odsStyleTableColumn-740809194ccd74485ff5ad5bdb525c8d" table:default-cell-style-name="Default"/>
        <table:table-column table:style-name="odsStyleTableColumn-403abeb0bafa9a26b2d765f016a75ad8" table:default-cell-style-name="Default"/>
        <table:table-column table:style-name="odsStyleTableColumn-403abeb0bafa9a26b2d765f016a75ad8" table:default-cell-style-name="Default"/>
        <table:table-column table:style-name="odsStyleTableColumn-403abeb0bafa9a26b2d765f016a75ad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1475e66a84ac2d93ac444d17a399c7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09901043d87b27d605457e96158a9f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09901043d87b27d605457e96158a9fd" table:number-columns-spanned="5" table:number-rows-spanned="1" office:value-type="string">
            <text:p>TABLA No. 41-24</text:p>
          </table:table-cell>
          <table:covered-table-cell table:number-columns-repeated="4"/>
        </table:table-row>
        <table:table-row table:style-name="ro1">
          <table:table-cell table:style-name="odsStyleTableCell-509901043d87b27d605457e96158a9fd" table:number-columns-spanned="5" table:number-rows-spanned="1" office:value-type="string">
            <text:p>TABLA DE COTIZACIONES DEL 1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09901043d87b27d605457e96158a9f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3c35601b93a2776c35107670da56ddb" office:value-type="string">
            <text:p>PAIS</text:p>
          </table:table-cell>
          <table:table-cell table:style-name="odsStyleTableCell-d3c35601b93a2776c35107670da56ddb" office:value-type="string">
            <text:p>UNIDAD MONETARIA</text:p>
          </table:table-cell>
          <table:table-cell table:style-name="odsStyleTableCell-d3c35601b93a2776c35107670da56ddb" office:value-type="string">
            <text:p>MONEDA</text:p>
          </table:table-cell>
          <table:table-cell table:style-name="odsStyleTableCell-d3c35601b93a2776c35107670da56ddb" office:value-type="string">
            <text:p>TIPO DE CAMBIO EN Bs POR UNIDAD DE MONEDA EXTRANJERA</text:p>
          </table:table-cell>
          <table:table-cell table:style-name="odsStyleTableCell-d3c35601b93a2776c35107670da56ddb" office:value-type="string">
            <text:p>TIPO DE CAMBIO EN M.E.</text:p>
          </table:table-cell>
        </table:table-row>
        <table:table-row table:style-name="ro1">
          <table:table-cell table:style-name="odsStyleTableCell-2b18c03c79d4ba0a7bcd13034da6db94" office:value-type="string">
            <text:p>ESTADOS UNIDOS</text:p>
          </table:table-cell>
          <table:table-cell table:style-name="odsStyleTableCell-2b18c03c79d4ba0a7bcd13034da6db94" office:value-type="string">
            <text:p>DOLAR VENTA</text:p>
          </table:table-cell>
          <table:table-cell table:style-name="odsStyleTableCell-2b18c03c79d4ba0a7bcd13034da6db94" office:value-type="string">
            <text:p>USD.VENTA</text:p>
          </table:table-cell>
          <table:table-cell table:style-name="odsStyleTableCell-43e7cacbd4bef08131c9bc2d067d84b6" office:value-type="string">
            <text:p>6.96000</text:p>
          </table:table-cell>
          <table:table-cell table:style-name="odsStyleTableCell-43e7cacbd4bef08131c9bc2d067d84b6" office:value-type="string">
            <text:p/>
          </table:table-cell>
        </table:table-row>
        <table:table-row table:style-name="ro1">
          <table:table-cell table:style-name="odsStyleTableCell-2b18c03c79d4ba0a7bcd13034da6db94" office:value-type="string">
            <text:p>ESTADOS UNIDOS</text:p>
          </table:table-cell>
          <table:table-cell table:style-name="odsStyleTableCell-2b18c03c79d4ba0a7bcd13034da6db94" office:value-type="string">
            <text:p>DOLAR COMPRA</text:p>
          </table:table-cell>
          <table:table-cell table:style-name="odsStyleTableCell-2b18c03c79d4ba0a7bcd13034da6db94" office:value-type="string">
            <text:p>USD.COMPRA</text:p>
          </table:table-cell>
          <table:table-cell table:style-name="odsStyleTableCell-43e7cacbd4bef08131c9bc2d067d84b6" office:value-type="string">
            <text:p>6.86000</text:p>
          </table:table-cell>
          <table:table-cell table:style-name="odsStyleTableCell-43e7cacbd4bef08131c9bc2d067d84b6" office:value-type="string">
            <text:p/>
          </table:table-cell>
        </table:table-row>
        <table:table-row table:style-name="ro1">
          <table:table-cell table:style-name="odsStyleTableCell-2b18c03c79d4ba0a7bcd13034da6db94" office:value-type="string">
            <text:p>UNION EUROPEA</text:p>
          </table:table-cell>
          <table:table-cell table:style-name="odsStyleTableCell-2b18c03c79d4ba0a7bcd13034da6db94" office:value-type="string">
            <text:p>EURO</text:p>
          </table:table-cell>
          <table:table-cell table:style-name="odsStyleTableCell-2b18c03c79d4ba0a7bcd13034da6db94" office:value-type="string">
            <text:p>EUR</text:p>
          </table:table-cell>
          <table:table-cell table:style-name="odsStyleTableCell-43e7cacbd4bef08131c9bc2d067d84b6" office:value-type="string">
            <text:p>7.41357</text:p>
          </table:table-cell>
          <table:table-cell table:style-name="odsStyleTableCell-43e7cacbd4bef08131c9bc2d067d84b6" office:value-type="string">
            <text:p>0.92533</text:p>
          </table:table-cell>
        </table:table-row>
        <table:table-row table:style-name="ro1">
          <table:table-cell table:style-name="odsStyleTableCell-2b18c03c79d4ba0a7bcd13034da6db94" office:value-type="string">
            <text:p>JAPON</text:p>
          </table:table-cell>
          <table:table-cell table:style-name="odsStyleTableCell-2b18c03c79d4ba0a7bcd13034da6db94" office:value-type="string">
            <text:p>YEN</text:p>
          </table:table-cell>
          <table:table-cell table:style-name="odsStyleTableCell-2b18c03c79d4ba0a7bcd13034da6db94" office:value-type="string">
            <text:p>JPY</text:p>
          </table:table-cell>
          <table:table-cell table:style-name="odsStyleTableCell-43e7cacbd4bef08131c9bc2d067d84b6" office:value-type="string">
            <text:p>0.04575</text:p>
          </table:table-cell>
          <table:table-cell table:style-name="odsStyleTableCell-43e7cacbd4bef08131c9bc2d067d84b6" office:value-type="string">
            <text:p>149.93000</text:p>
          </table:table-cell>
        </table:table-row>
        <table:table-row table:style-name="ro1">
          <table:table-cell table:style-name="odsStyleTableCell-2b18c03c79d4ba0a7bcd13034da6db94" office:value-type="string">
            <text:p>ARABIA SAUDITA</text:p>
          </table:table-cell>
          <table:table-cell table:style-name="odsStyleTableCell-2b18c03c79d4ba0a7bcd13034da6db94" office:value-type="string">
            <text:p>RIYAL SAUDÍ</text:p>
          </table:table-cell>
          <table:table-cell table:style-name="odsStyleTableCell-2b18c03c79d4ba0a7bcd13034da6db94" office:value-type="string">
            <text:p>SAR</text:p>
          </table:table-cell>
          <table:table-cell table:style-name="odsStyleTableCell-43e7cacbd4bef08131c9bc2d067d84b6" office:value-type="string">
            <text:p>1.82919</text:p>
          </table:table-cell>
          <table:table-cell table:style-name="odsStyleTableCell-43e7cacbd4bef08131c9bc2d067d84b6" office:value-type="string">
            <text:p>3.75030</text:p>
          </table:table-cell>
        </table:table-row>
        <table:table-row table:style-name="ro1">
          <table:table-cell table:style-name="odsStyleTableCell-2b18c03c79d4ba0a7bcd13034da6db94" office:value-type="string">
            <text:p>ARGELIA</text:p>
          </table:table-cell>
          <table:table-cell table:style-name="odsStyleTableCell-2b18c03c79d4ba0a7bcd13034da6db94" office:value-type="string">
            <text:p>DINAR ARGELINO</text:p>
          </table:table-cell>
          <table:table-cell table:style-name="odsStyleTableCell-2b18c03c79d4ba0a7bcd13034da6db94" office:value-type="string">
            <text:p>DZD</text:p>
          </table:table-cell>
          <table:table-cell table:style-name="odsStyleTableCell-43e7cacbd4bef08131c9bc2d067d84b6" office:value-type="string">
            <text:p>0.05098</text:p>
          </table:table-cell>
          <table:table-cell table:style-name="odsStyleTableCell-43e7cacbd4bef08131c9bc2d067d84b6" office:value-type="string">
            <text:p>134.56620</text:p>
          </table:table-cell>
        </table:table-row>
        <table:table-row table:style-name="ro1">
          <table:table-cell table:style-name="odsStyleTableCell-2b18c03c79d4ba0a7bcd13034da6db94" office:value-type="string">
            <text:p>ARGENTINA</text:p>
          </table:table-cell>
          <table:table-cell table:style-name="odsStyleTableCell-2b18c03c79d4ba0a7bcd13034da6db94" office:value-type="string">
            <text:p>PESO</text:p>
          </table:table-cell>
          <table:table-cell table:style-name="odsStyleTableCell-2b18c03c79d4ba0a7bcd13034da6db94" office:value-type="string">
            <text:p>ARS</text:p>
          </table:table-cell>
          <table:table-cell table:style-name="odsStyleTableCell-43e7cacbd4bef08131c9bc2d067d84b6" office:value-type="string">
            <text:p>0.00814</text:p>
          </table:table-cell>
          <table:table-cell table:style-name="odsStyleTableCell-43e7cacbd4bef08131c9bc2d067d84b6" office:value-type="string">
            <text:p>842.33000</text:p>
          </table:table-cell>
        </table:table-row>
        <table:table-row table:style-name="ro1">
          <table:table-cell table:style-name="odsStyleTableCell-2b18c03c79d4ba0a7bcd13034da6db94" office:value-type="string">
            <text:p>AUSTRALIA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AUD</text:p>
          </table:table-cell>
          <table:table-cell table:style-name="odsStyleTableCell-43e7cacbd4bef08131c9bc2d067d84b6" office:value-type="string">
            <text:p>4.45625</text:p>
          </table:table-cell>
          <table:table-cell table:style-name="odsStyleTableCell-43e7cacbd4bef08131c9bc2d067d84b6" office:value-type="string">
            <text:p>1.53941</text:p>
          </table:table-cell>
        </table:table-row>
        <table:table-row table:style-name="ro1">
          <table:table-cell table:style-name="odsStyleTableCell-2b18c03c79d4ba0a7bcd13034da6db94" office:value-type="string">
            <text:p>BRASIL</text:p>
          </table:table-cell>
          <table:table-cell table:style-name="odsStyleTableCell-2b18c03c79d4ba0a7bcd13034da6db94" office:value-type="string">
            <text:p>REAL</text:p>
          </table:table-cell>
          <table:table-cell table:style-name="odsStyleTableCell-2b18c03c79d4ba0a7bcd13034da6db94" office:value-type="string">
            <text:p>BRL</text:p>
          </table:table-cell>
          <table:table-cell table:style-name="odsStyleTableCell-43e7cacbd4bef08131c9bc2d067d84b6" office:value-type="string">
            <text:p>1.37962</text:p>
          </table:table-cell>
          <table:table-cell table:style-name="odsStyleTableCell-43e7cacbd4bef08131c9bc2d067d84b6" office:value-type="string">
            <text:p>4.97240</text:p>
          </table:table-cell>
        </table:table-row>
        <table:table-row table:style-name="ro1">
          <table:table-cell table:style-name="odsStyleTableCell-2b18c03c79d4ba0a7bcd13034da6db94" office:value-type="string">
            <text:p>CANADA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CAD</text:p>
          </table:table-cell>
          <table:table-cell table:style-name="odsStyleTableCell-43e7cacbd4bef08131c9bc2d067d84b6" office:value-type="string">
            <text:p>5.05303</text:p>
          </table:table-cell>
          <table:table-cell table:style-name="odsStyleTableCell-43e7cacbd4bef08131c9bc2d067d84b6" office:value-type="string">
            <text:p>1.35760</text:p>
          </table:table-cell>
        </table:table-row>
        <table:table-row table:style-name="ro1">
          <table:table-cell table:style-name="odsStyleTableCell-2b18c03c79d4ba0a7bcd13034da6db94" office:value-type="string">
            <text:p>CHILE</text:p>
          </table:table-cell>
          <table:table-cell table:style-name="odsStyleTableCell-2b18c03c79d4ba0a7bcd13034da6db94" office:value-type="string">
            <text:p>PESO</text:p>
          </table:table-cell>
          <table:table-cell table:style-name="odsStyleTableCell-2b18c03c79d4ba0a7bcd13034da6db94" office:value-type="string">
            <text:p>CLP</text:p>
          </table:table-cell>
          <table:table-cell table:style-name="odsStyleTableCell-43e7cacbd4bef08131c9bc2d067d84b6" office:value-type="string">
            <text:p>0.00710</text:p>
          </table:table-cell>
          <table:table-cell table:style-name="odsStyleTableCell-43e7cacbd4bef08131c9bc2d067d84b6" office:value-type="string">
            <text:p>966.74000</text:p>
          </table:table-cell>
        </table:table-row>
        <table:table-row table:style-name="ro1">
          <table:table-cell table:style-name="odsStyleTableCell-2b18c03c79d4ba0a7bcd13034da6db94" office:value-type="string">
            <text:p>COLOMBIA</text:p>
          </table:table-cell>
          <table:table-cell table:style-name="odsStyleTableCell-2b18c03c79d4ba0a7bcd13034da6db94" office:value-type="string">
            <text:p>PESO</text:p>
          </table:table-cell>
          <table:table-cell table:style-name="odsStyleTableCell-2b18c03c79d4ba0a7bcd13034da6db94" office:value-type="string">
            <text:p>COP</text:p>
          </table:table-cell>
          <table:table-cell table:style-name="odsStyleTableCell-43e7cacbd4bef08131c9bc2d067d84b6" office:value-type="string">
            <text:p>0.00175</text:p>
          </table:table-cell>
          <table:table-cell table:style-name="odsStyleTableCell-43e7cacbd4bef08131c9bc2d067d84b6" office:value-type="string">
            <text:p>3,926.05000</text:p>
          </table:table-cell>
        </table:table-row>
        <table:table-row table:style-name="ro1">
          <table:table-cell table:style-name="odsStyleTableCell-2b18c03c79d4ba0a7bcd13034da6db94" office:value-type="string">
            <text:p>COREA DEL SUR</text:p>
          </table:table-cell>
          <table:table-cell table:style-name="odsStyleTableCell-2b18c03c79d4ba0a7bcd13034da6db94" office:value-type="string">
            <text:p>WON</text:p>
          </table:table-cell>
          <table:table-cell table:style-name="odsStyleTableCell-2b18c03c79d4ba0a7bcd13034da6db94" office:value-type="string">
            <text:p>KRW</text:p>
          </table:table-cell>
          <table:table-cell table:style-name="odsStyleTableCell-43e7cacbd4bef08131c9bc2d067d84b6" office:value-type="string">
            <text:p>0.00515</text:p>
          </table:table-cell>
          <table:table-cell table:style-name="odsStyleTableCell-43e7cacbd4bef08131c9bc2d067d84b6" office:value-type="string">
            <text:p>1,331.46000</text:p>
          </table:table-cell>
        </table:table-row>
        <table:table-row table:style-name="ro1">
          <table:table-cell table:style-name="odsStyleTableCell-2b18c03c79d4ba0a7bcd13034da6db94" office:value-type="string">
            <text:p>COSTA RICA</text:p>
          </table:table-cell>
          <table:table-cell table:style-name="odsStyleTableCell-2b18c03c79d4ba0a7bcd13034da6db94" office:value-type="string">
            <text:p>COLON COSTARRICENSE</text:p>
          </table:table-cell>
          <table:table-cell table:style-name="odsStyleTableCell-2b18c03c79d4ba0a7bcd13034da6db94" office:value-type="string">
            <text:p>CRC</text:p>
          </table:table-cell>
          <table:table-cell table:style-name="odsStyleTableCell-43e7cacbd4bef08131c9bc2d067d84b6" office:value-type="string">
            <text:p>0.01336</text:p>
          </table:table-cell>
          <table:table-cell table:style-name="odsStyleTableCell-43e7cacbd4bef08131c9bc2d067d84b6" office:value-type="string">
            <text:p>513.57000</text:p>
          </table:table-cell>
        </table:table-row>
        <table:table-row table:style-name="ro1">
          <table:table-cell table:style-name="odsStyleTableCell-2b18c03c79d4ba0a7bcd13034da6db94" office:value-type="string">
            <text:p>REPUBLICA CHECA</text:p>
          </table:table-cell>
          <table:table-cell table:style-name="odsStyleTableCell-2b18c03c79d4ba0a7bcd13034da6db94" office:value-type="string">
            <text:p>CORONA CHECA</text:p>
          </table:table-cell>
          <table:table-cell table:style-name="odsStyleTableCell-2b18c03c79d4ba0a7bcd13034da6db94" office:value-type="string">
            <text:p>CZK</text:p>
          </table:table-cell>
          <table:table-cell table:style-name="odsStyleTableCell-43e7cacbd4bef08131c9bc2d067d84b6" office:value-type="string">
            <text:p>0.29263</text:p>
          </table:table-cell>
          <table:table-cell table:style-name="odsStyleTableCell-43e7cacbd4bef08131c9bc2d067d84b6" office:value-type="string">
            <text:p>23.44260</text:p>
          </table:table-cell>
        </table:table-row>
        <table:table-row table:style-name="ro1">
          <table:table-cell table:style-name="odsStyleTableCell-2b18c03c79d4ba0a7bcd13034da6db94" office:value-type="string">
            <text:p>DINAMARCA</text:p>
          </table:table-cell>
          <table:table-cell table:style-name="odsStyleTableCell-2b18c03c79d4ba0a7bcd13034da6db94" office:value-type="string">
            <text:p>CORONA</text:p>
          </table:table-cell>
          <table:table-cell table:style-name="odsStyleTableCell-2b18c03c79d4ba0a7bcd13034da6db94" office:value-type="string">
            <text:p>DKK</text:p>
          </table:table-cell>
          <table:table-cell table:style-name="odsStyleTableCell-43e7cacbd4bef08131c9bc2d067d84b6" office:value-type="string">
            <text:p>0.99462</text:p>
          </table:table-cell>
          <table:table-cell table:style-name="odsStyleTableCell-43e7cacbd4bef08131c9bc2d067d84b6" office:value-type="string">
            <text:p>6.89710</text:p>
          </table:table-cell>
        </table:table-row>
        <table:table-row table:style-name="ro1">
          <table:table-cell table:style-name="odsStyleTableCell-2b18c03c79d4ba0a7bcd13034da6db94" office:value-type="string">
            <text:p>ECUADOR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USD</text:p>
          </table:table-cell>
          <table:table-cell table:style-name="odsStyleTableCell-43e7cacbd4bef08131c9bc2d067d84b6" office:value-type="string">
            <text:p>6.86000</text:p>
          </table:table-cell>
          <table:table-cell table:style-name="odsStyleTableCell-43e7cacbd4bef08131c9bc2d067d84b6" office:value-type="string">
            <text:p>1.00000</text:p>
          </table:table-cell>
        </table:table-row>
        <table:table-row table:style-name="ro1">
          <table:table-cell table:style-name="odsStyleTableCell-2b18c03c79d4ba0a7bcd13034da6db94" office:value-type="string">
            <text:p>EMIRATOS ARABES</text:p>
          </table:table-cell>
          <table:table-cell table:style-name="odsStyleTableCell-2b18c03c79d4ba0a7bcd13034da6db94" office:value-type="string">
            <text:p>DIRHAM</text:p>
          </table:table-cell>
          <table:table-cell table:style-name="odsStyleTableCell-2b18c03c79d4ba0a7bcd13034da6db94" office:value-type="string">
            <text:p>AED</text:p>
          </table:table-cell>
          <table:table-cell table:style-name="odsStyleTableCell-43e7cacbd4bef08131c9bc2d067d84b6" office:value-type="string">
            <text:p>1.86773</text:p>
          </table:table-cell>
          <table:table-cell table:style-name="odsStyleTableCell-43e7cacbd4bef08131c9bc2d067d84b6" office:value-type="string">
            <text:p>3.67290</text:p>
          </table:table-cell>
        </table:table-row>
        <table:table-row table:style-name="ro1">
          <table:table-cell table:style-name="odsStyleTableCell-2b18c03c79d4ba0a7bcd13034da6db94" office:value-type="string">
            <text:p>FILIPINAS</text:p>
          </table:table-cell>
          <table:table-cell table:style-name="odsStyleTableCell-2b18c03c79d4ba0a7bcd13034da6db94" office:value-type="string">
            <text:p>PESO FILIPINO</text:p>
          </table:table-cell>
          <table:table-cell table:style-name="odsStyleTableCell-2b18c03c79d4ba0a7bcd13034da6db94" office:value-type="string">
            <text:p>PHP</text:p>
          </table:table-cell>
          <table:table-cell table:style-name="odsStyleTableCell-43e7cacbd4bef08131c9bc2d067d84b6" office:value-type="string">
            <text:p>0.12205</text:p>
          </table:table-cell>
          <table:table-cell table:style-name="odsStyleTableCell-43e7cacbd4bef08131c9bc2d067d84b6" office:value-type="string">
            <text:p>56.20800</text:p>
          </table:table-cell>
        </table:table-row>
        <table:table-row table:style-name="ro1">
          <table:table-cell table:style-name="odsStyleTableCell-2b18c03c79d4ba0a7bcd13034da6db94" office:value-type="string">
            <text:p>HAITÍ</text:p>
          </table:table-cell>
          <table:table-cell table:style-name="odsStyleTableCell-2b18c03c79d4ba0a7bcd13034da6db94" office:value-type="string">
            <text:p>GOURDE</text:p>
          </table:table-cell>
          <table:table-cell table:style-name="odsStyleTableCell-2b18c03c79d4ba0a7bcd13034da6db94" office:value-type="string">
            <text:p>HTG</text:p>
          </table:table-cell>
          <table:table-cell table:style-name="odsStyleTableCell-43e7cacbd4bef08131c9bc2d067d84b6" office:value-type="string">
            <text:p>0.05201</text:p>
          </table:table-cell>
          <table:table-cell table:style-name="odsStyleTableCell-43e7cacbd4bef08131c9bc2d067d84b6" office:value-type="string">
            <text:p>131.89000</text:p>
          </table:table-cell>
        </table:table-row>
        <table:table-row table:style-name="ro1">
          <table:table-cell table:style-name="odsStyleTableCell-2b18c03c79d4ba0a7bcd13034da6db94" office:value-type="string">
            <text:p>HONG KONG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HKD</text:p>
          </table:table-cell>
          <table:table-cell table:style-name="odsStyleTableCell-43e7cacbd4bef08131c9bc2d067d84b6" office:value-type="string">
            <text:p>0.87617</text:p>
          </table:table-cell>
          <table:table-cell table:style-name="odsStyleTableCell-43e7cacbd4bef08131c9bc2d067d84b6" office:value-type="string">
            <text:p>7.82950</text:p>
          </table:table-cell>
        </table:table-row>
        <table:table-row table:style-name="ro1">
          <table:table-cell table:style-name="odsStyleTableCell-2b18c03c79d4ba0a7bcd13034da6db94" office:value-type="string">
            <text:p>INDIA</text:p>
          </table:table-cell>
          <table:table-cell table:style-name="odsStyleTableCell-2b18c03c79d4ba0a7bcd13034da6db94" office:value-type="string">
            <text:p>RUPIA</text:p>
          </table:table-cell>
          <table:table-cell table:style-name="odsStyleTableCell-2b18c03c79d4ba0a7bcd13034da6db94" office:value-type="string">
            <text:p>INR</text:p>
          </table:table-cell>
          <table:table-cell table:style-name="odsStyleTableCell-43e7cacbd4bef08131c9bc2d067d84b6" office:value-type="string">
            <text:p>0.08274</text:p>
          </table:table-cell>
          <table:table-cell table:style-name="odsStyleTableCell-43e7cacbd4bef08131c9bc2d067d84b6" office:value-type="string">
            <text:p>82.91380</text:p>
          </table:table-cell>
        </table:table-row>
        <table:table-row table:style-name="ro1">
          <table:table-cell table:style-name="odsStyleTableCell-2b18c03c79d4ba0a7bcd13034da6db94" office:value-type="string">
            <text:p>INDONESIA</text:p>
          </table:table-cell>
          <table:table-cell table:style-name="odsStyleTableCell-2b18c03c79d4ba0a7bcd13034da6db94" office:value-type="string">
            <text:p>RUPIA INDONESIA</text:p>
          </table:table-cell>
          <table:table-cell table:style-name="odsStyleTableCell-2b18c03c79d4ba0a7bcd13034da6db94" office:value-type="string">
            <text:p>IDR</text:p>
          </table:table-cell>
          <table:table-cell table:style-name="odsStyleTableCell-43e7cacbd4bef08131c9bc2d067d84b6" office:value-type="string">
            <text:p>0.00044</text:p>
          </table:table-cell>
          <table:table-cell table:style-name="odsStyleTableCell-43e7cacbd4bef08131c9bc2d067d84b6" office:value-type="string">
            <text:p>15,715.00000</text:p>
          </table:table-cell>
        </table:table-row>
        <table:table-row table:style-name="ro1">
          <table:table-cell table:style-name="odsStyleTableCell-2b18c03c79d4ba0a7bcd13034da6db94" office:value-type="string">
            <text:p>ISRAEL</text:p>
          </table:table-cell>
          <table:table-cell table:style-name="odsStyleTableCell-2b18c03c79d4ba0a7bcd13034da6db94" office:value-type="string">
            <text:p>NUEVO SÉQUEL</text:p>
          </table:table-cell>
          <table:table-cell table:style-name="odsStyleTableCell-2b18c03c79d4ba0a7bcd13034da6db94" office:value-type="string">
            <text:p>ILS</text:p>
          </table:table-cell>
          <table:table-cell table:style-name="odsStyleTableCell-43e7cacbd4bef08131c9bc2d067d84b6" office:value-type="string">
            <text:p>1.91931</text:p>
          </table:table-cell>
          <table:table-cell table:style-name="odsStyleTableCell-43e7cacbd4bef08131c9bc2d067d84b6" office:value-type="string">
            <text:p>3.57420</text:p>
          </table:table-cell>
        </table:table-row>
        <table:table-row table:style-name="ro1">
          <table:table-cell table:style-name="odsStyleTableCell-2b18c03c79d4ba0a7bcd13034da6db94" office:value-type="string">
            <text:p>MALASIA</text:p>
          </table:table-cell>
          <table:table-cell table:style-name="odsStyleTableCell-2b18c03c79d4ba0a7bcd13034da6db94" office:value-type="string">
            <text:p>RINGGIT MALAYO</text:p>
          </table:table-cell>
          <table:table-cell table:style-name="odsStyleTableCell-2b18c03c79d4ba0a7bcd13034da6db94" office:value-type="string">
            <text:p>MYR</text:p>
          </table:table-cell>
          <table:table-cell table:style-name="odsStyleTableCell-43e7cacbd4bef08131c9bc2d067d84b6" office:value-type="string">
            <text:p>1.44640</text:p>
          </table:table-cell>
          <table:table-cell table:style-name="odsStyleTableCell-43e7cacbd4bef08131c9bc2d067d84b6" office:value-type="string">
            <text:p>4.74280</text:p>
          </table:table-cell>
        </table:table-row>
        <table:table-row table:style-name="ro1">
          <table:table-cell table:style-name="odsStyleTableCell-2b18c03c79d4ba0a7bcd13034da6db94" office:value-type="string">
            <text:p>MEXICO</text:p>
          </table:table-cell>
          <table:table-cell table:style-name="odsStyleTableCell-2b18c03c79d4ba0a7bcd13034da6db94" office:value-type="string">
            <text:p>PESO</text:p>
          </table:table-cell>
          <table:table-cell table:style-name="odsStyleTableCell-2b18c03c79d4ba0a7bcd13034da6db94" office:value-type="string">
            <text:p>MXN</text:p>
          </table:table-cell>
          <table:table-cell table:style-name="odsStyleTableCell-43e7cacbd4bef08131c9bc2d067d84b6" office:value-type="string">
            <text:p>0.40229</text:p>
          </table:table-cell>
          <table:table-cell table:style-name="odsStyleTableCell-43e7cacbd4bef08131c9bc2d067d84b6" office:value-type="string">
            <text:p>17.05240</text:p>
          </table:table-cell>
        </table:table-row>
        <table:table-row table:style-name="ro1">
          <table:table-cell table:style-name="odsStyleTableCell-2b18c03c79d4ba0a7bcd13034da6db94" office:value-type="string">
            <text:p>NORUEGA</text:p>
          </table:table-cell>
          <table:table-cell table:style-name="odsStyleTableCell-2b18c03c79d4ba0a7bcd13034da6db94" office:value-type="string">
            <text:p>CORONA</text:p>
          </table:table-cell>
          <table:table-cell table:style-name="odsStyleTableCell-2b18c03c79d4ba0a7bcd13034da6db94" office:value-type="string">
            <text:p>NOK</text:p>
          </table:table-cell>
          <table:table-cell table:style-name="odsStyleTableCell-43e7cacbd4bef08131c9bc2d067d84b6" office:value-type="string">
            <text:p>0.64582</text:p>
          </table:table-cell>
          <table:table-cell table:style-name="odsStyleTableCell-43e7cacbd4bef08131c9bc2d067d84b6" office:value-type="string">
            <text:p>10.62210</text:p>
          </table:table-cell>
        </table:table-row>
        <table:table-row table:style-name="ro1">
          <table:table-cell table:style-name="odsStyleTableCell-2b18c03c79d4ba0a7bcd13034da6db94" office:value-type="string">
            <text:p>PANAMÁ</text:p>
          </table:table-cell>
          <table:table-cell table:style-name="odsStyleTableCell-2b18c03c79d4ba0a7bcd13034da6db94" office:value-type="string">
            <text:p>BALBOA</text:p>
          </table:table-cell>
          <table:table-cell table:style-name="odsStyleTableCell-2b18c03c79d4ba0a7bcd13034da6db94" office:value-type="string">
            <text:p>PAB</text:p>
          </table:table-cell>
          <table:table-cell table:style-name="odsStyleTableCell-43e7cacbd4bef08131c9bc2d067d84b6" office:value-type="string">
            <text:p>6.86000</text:p>
          </table:table-cell>
          <table:table-cell table:style-name="odsStyleTableCell-43e7cacbd4bef08131c9bc2d067d84b6" office:value-type="string">
            <text:p>1.00000</text:p>
          </table:table-cell>
        </table:table-row>
        <table:table-row table:style-name="ro1">
          <table:table-cell table:style-name="odsStyleTableCell-2b18c03c79d4ba0a7bcd13034da6db94" office:value-type="string">
            <text:p>PARAGUAY</text:p>
          </table:table-cell>
          <table:table-cell table:style-name="odsStyleTableCell-2b18c03c79d4ba0a7bcd13034da6db94" office:value-type="string">
            <text:p>GUARANI</text:p>
          </table:table-cell>
          <table:table-cell table:style-name="odsStyleTableCell-2b18c03c79d4ba0a7bcd13034da6db94" office:value-type="string">
            <text:p>PYG</text:p>
          </table:table-cell>
          <table:table-cell table:style-name="odsStyleTableCell-43e7cacbd4bef08131c9bc2d067d84b6" office:value-type="string">
            <text:p>0.00094</text:p>
          </table:table-cell>
          <table:table-cell table:style-name="odsStyleTableCell-43e7cacbd4bef08131c9bc2d067d84b6" office:value-type="string">
            <text:p>7,297.80000</text:p>
          </table:table-cell>
        </table:table-row>
        <table:table-row table:style-name="ro1">
          <table:table-cell table:style-name="odsStyleTableCell-2b18c03c79d4ba0a7bcd13034da6db94" office:value-type="string">
            <text:p>PERU</text:p>
          </table:table-cell>
          <table:table-cell table:style-name="odsStyleTableCell-2b18c03c79d4ba0a7bcd13034da6db94" office:value-type="string">
            <text:p>NUEVO SOL</text:p>
          </table:table-cell>
          <table:table-cell table:style-name="odsStyleTableCell-2b18c03c79d4ba0a7bcd13034da6db94" office:value-type="string">
            <text:p>PEN</text:p>
          </table:table-cell>
          <table:table-cell table:style-name="odsStyleTableCell-43e7cacbd4bef08131c9bc2d067d84b6" office:value-type="string">
            <text:p>1.81477</text:p>
          </table:table-cell>
          <table:table-cell table:style-name="odsStyleTableCell-43e7cacbd4bef08131c9bc2d067d84b6" office:value-type="string">
            <text:p>3.78010</text:p>
          </table:table-cell>
        </table:table-row>
        <table:table-row table:style-name="ro1">
          <table:table-cell table:style-name="odsStyleTableCell-2b18c03c79d4ba0a7bcd13034da6db94" office:value-type="string">
            <text:p>REINO UNIDO</text:p>
          </table:table-cell>
          <table:table-cell table:style-name="odsStyleTableCell-2b18c03c79d4ba0a7bcd13034da6db94" office:value-type="string">
            <text:p>LIBRA</text:p>
          </table:table-cell>
          <table:table-cell table:style-name="odsStyleTableCell-2b18c03c79d4ba0a7bcd13034da6db94" office:value-type="string">
            <text:p>GBP</text:p>
          </table:table-cell>
          <table:table-cell table:style-name="odsStyleTableCell-43e7cacbd4bef08131c9bc2d067d84b6" office:value-type="string">
            <text:p>8.65593</text:p>
          </table:table-cell>
          <table:table-cell table:style-name="odsStyleTableCell-43e7cacbd4bef08131c9bc2d067d84b6" office:value-type="string">
            <text:p>0.79252</text:p>
          </table:table-cell>
        </table:table-row>
        <table:table-row table:style-name="ro1">
          <table:table-cell table:style-name="odsStyleTableCell-2b18c03c79d4ba0a7bcd13034da6db94" office:value-type="string">
            <text:p>REPÚBLICA DOMINICANA</text:p>
          </table:table-cell>
          <table:table-cell table:style-name="odsStyleTableCell-2b18c03c79d4ba0a7bcd13034da6db94" office:value-type="string">
            <text:p>PESO DOMINICANO</text:p>
          </table:table-cell>
          <table:table-cell table:style-name="odsStyleTableCell-2b18c03c79d4ba0a7bcd13034da6db94" office:value-type="string">
            <text:p>DOP</text:p>
          </table:table-cell>
          <table:table-cell table:style-name="odsStyleTableCell-43e7cacbd4bef08131c9bc2d067d84b6" office:value-type="string">
            <text:p>0.11677</text:p>
          </table:table-cell>
          <table:table-cell table:style-name="odsStyleTableCell-43e7cacbd4bef08131c9bc2d067d84b6" office:value-type="string">
            <text:p>58.74700</text:p>
          </table:table-cell>
        </table:table-row>
        <table:table-row table:style-name="ro1">
          <table:table-cell table:style-name="odsStyleTableCell-2b18c03c79d4ba0a7bcd13034da6db94" office:value-type="string">
            <text:p>REP.POPULAR CHINA</text:p>
          </table:table-cell>
          <table:table-cell table:style-name="odsStyleTableCell-2b18c03c79d4ba0a7bcd13034da6db94" office:value-type="string">
            <text:p>YUAN RENMINBI OFFSHORE</text:p>
          </table:table-cell>
          <table:table-cell table:style-name="odsStyleTableCell-2b18c03c79d4ba0a7bcd13034da6db94" office:value-type="string">
            <text:p>CNH</text:p>
          </table:table-cell>
          <table:table-cell table:style-name="odsStyleTableCell-43e7cacbd4bef08131c9bc2d067d84b6" office:value-type="string">
            <text:p>0.95193</text:p>
          </table:table-cell>
          <table:table-cell table:style-name="odsStyleTableCell-43e7cacbd4bef08131c9bc2d067d84b6" office:value-type="string">
            <text:p>7.20640</text:p>
          </table:table-cell>
        </table:table-row>
        <table:table-row table:style-name="ro1">
          <table:table-cell table:style-name="odsStyleTableCell-2b18c03c79d4ba0a7bcd13034da6db94" office:value-type="string">
            <text:p>RUSIA</text:p>
          </table:table-cell>
          <table:table-cell table:style-name="odsStyleTableCell-2b18c03c79d4ba0a7bcd13034da6db94" office:value-type="string">
            <text:p>RUBLO RUSO</text:p>
          </table:table-cell>
          <table:table-cell table:style-name="odsStyleTableCell-2b18c03c79d4ba0a7bcd13034da6db94" office:value-type="string">
            <text:p>RUB</text:p>
          </table:table-cell>
          <table:table-cell table:style-name="odsStyleTableCell-43e7cacbd4bef08131c9bc2d067d84b6" office:value-type="string">
            <text:p>0.07522</text:p>
          </table:table-cell>
          <table:table-cell table:style-name="odsStyleTableCell-43e7cacbd4bef08131c9bc2d067d84b6" office:value-type="string">
            <text:p>91.20010</text:p>
          </table:table-cell>
        </table:table-row>
        <table:table-row table:style-name="ro1">
          <table:table-cell table:style-name="odsStyleTableCell-2b18c03c79d4ba0a7bcd13034da6db94" office:value-type="string">
            <text:p>SINGAPUR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SGD</text:p>
          </table:table-cell>
          <table:table-cell table:style-name="odsStyleTableCell-43e7cacbd4bef08131c9bc2d067d84b6" office:value-type="string">
            <text:p>5.09772</text:p>
          </table:table-cell>
          <table:table-cell table:style-name="odsStyleTableCell-43e7cacbd4bef08131c9bc2d067d84b6" office:value-type="string">
            <text:p>1.34570</text:p>
          </table:table-cell>
        </table:table-row>
        <table:table-row table:style-name="ro1">
          <table:table-cell table:style-name="odsStyleTableCell-2b18c03c79d4ba0a7bcd13034da6db94" office:value-type="string">
            <text:p>SUDÁFRICA</text:p>
          </table:table-cell>
          <table:table-cell table:style-name="odsStyleTableCell-2b18c03c79d4ba0a7bcd13034da6db94" office:value-type="string">
            <text:p>RAND</text:p>
          </table:table-cell>
          <table:table-cell table:style-name="odsStyleTableCell-2b18c03c79d4ba0a7bcd13034da6db94" office:value-type="string">
            <text:p>ZAR</text:p>
          </table:table-cell>
          <table:table-cell table:style-name="odsStyleTableCell-43e7cacbd4bef08131c9bc2d067d84b6" office:value-type="string">
            <text:p>0.35755</text:p>
          </table:table-cell>
          <table:table-cell table:style-name="odsStyleTableCell-43e7cacbd4bef08131c9bc2d067d84b6" office:value-type="string">
            <text:p>19.18630</text:p>
          </table:table-cell>
        </table:table-row>
        <table:table-row table:style-name="ro1">
          <table:table-cell table:style-name="odsStyleTableCell-2b18c03c79d4ba0a7bcd13034da6db94" office:value-type="string">
            <text:p>SUECIA</text:p>
          </table:table-cell>
          <table:table-cell table:style-name="odsStyleTableCell-2b18c03c79d4ba0a7bcd13034da6db94" office:value-type="string">
            <text:p>CORONA</text:p>
          </table:table-cell>
          <table:table-cell table:style-name="odsStyleTableCell-2b18c03c79d4ba0a7bcd13034da6db94" office:value-type="string">
            <text:p>SEK</text:p>
          </table:table-cell>
          <table:table-cell table:style-name="odsStyleTableCell-43e7cacbd4bef08131c9bc2d067d84b6" office:value-type="string">
            <text:p>0.66126</text:p>
          </table:table-cell>
          <table:table-cell table:style-name="odsStyleTableCell-43e7cacbd4bef08131c9bc2d067d84b6" office:value-type="string">
            <text:p>10.37420</text:p>
          </table:table-cell>
        </table:table-row>
        <table:table-row table:style-name="ro1">
          <table:table-cell table:style-name="odsStyleTableCell-2b18c03c79d4ba0a7bcd13034da6db94" office:value-type="string">
            <text:p>SUIZA</text:p>
          </table:table-cell>
          <table:table-cell table:style-name="odsStyleTableCell-2b18c03c79d4ba0a7bcd13034da6db94" office:value-type="string">
            <text:p>FRANCO</text:p>
          </table:table-cell>
          <table:table-cell table:style-name="odsStyleTableCell-2b18c03c79d4ba0a7bcd13034da6db94" office:value-type="string">
            <text:p>CHF</text:p>
          </table:table-cell>
          <table:table-cell table:style-name="odsStyleTableCell-43e7cacbd4bef08131c9bc2d067d84b6" office:value-type="string">
            <text:p>7.75667</text:p>
          </table:table-cell>
          <table:table-cell table:style-name="odsStyleTableCell-43e7cacbd4bef08131c9bc2d067d84b6" office:value-type="string">
            <text:p>0.88440</text:p>
          </table:table-cell>
        </table:table-row>
        <table:table-row table:style-name="ro1">
          <table:table-cell table:style-name="odsStyleTableCell-2b18c03c79d4ba0a7bcd13034da6db94" office:value-type="string">
            <text:p>TAILANDIA</text:p>
          </table:table-cell>
          <table:table-cell table:style-name="odsStyleTableCell-2b18c03c79d4ba0a7bcd13034da6db94" office:value-type="string">
            <text:p>THAI BAHT</text:p>
          </table:table-cell>
          <table:table-cell table:style-name="odsStyleTableCell-2b18c03c79d4ba0a7bcd13034da6db94" office:value-type="string">
            <text:p>THB</text:p>
          </table:table-cell>
          <table:table-cell table:style-name="odsStyleTableCell-43e7cacbd4bef08131c9bc2d067d84b6" office:value-type="string">
            <text:p>0.19096</text:p>
          </table:table-cell>
          <table:table-cell table:style-name="odsStyleTableCell-43e7cacbd4bef08131c9bc2d067d84b6" office:value-type="string">
            <text:p>35.92300</text:p>
          </table:table-cell>
        </table:table-row>
        <table:table-row table:style-name="ro1">
          <table:table-cell table:style-name="odsStyleTableCell-2b18c03c79d4ba0a7bcd13034da6db94" office:value-type="string">
            <text:p>TAIWAN</text:p>
          </table:table-cell>
          <table:table-cell table:style-name="odsStyleTableCell-2b18c03c79d4ba0a7bcd13034da6db94" office:value-type="string">
            <text:p>DÓLAR</text:p>
          </table:table-cell>
          <table:table-cell table:style-name="odsStyleTableCell-2b18c03c79d4ba0a7bcd13034da6db94" office:value-type="string">
            <text:p>TWD</text:p>
          </table:table-cell>
          <table:table-cell table:style-name="odsStyleTableCell-43e7cacbd4bef08131c9bc2d067d84b6" office:value-type="string">
            <text:p>0.21707</text:p>
          </table:table-cell>
          <table:table-cell table:style-name="odsStyleTableCell-43e7cacbd4bef08131c9bc2d067d84b6" office:value-type="string">
            <text:p>31.60200</text:p>
          </table:table-cell>
        </table:table-row>
        <table:table-row table:style-name="ro1">
          <table:table-cell table:style-name="odsStyleTableCell-2b18c03c79d4ba0a7bcd13034da6db94" office:value-type="string">
            <text:p>TÚNEZ</text:p>
          </table:table-cell>
          <table:table-cell table:style-name="odsStyleTableCell-2b18c03c79d4ba0a7bcd13034da6db94" office:value-type="string">
            <text:p>DINAR TUNECINO</text:p>
          </table:table-cell>
          <table:table-cell table:style-name="odsStyleTableCell-2b18c03c79d4ba0a7bcd13034da6db94" office:value-type="string">
            <text:p>TND</text:p>
          </table:table-cell>
          <table:table-cell table:style-name="odsStyleTableCell-43e7cacbd4bef08131c9bc2d067d84b6" office:value-type="string">
            <text:p>2.19822</text:p>
          </table:table-cell>
          <table:table-cell table:style-name="odsStyleTableCell-43e7cacbd4bef08131c9bc2d067d84b6" office:value-type="string">
            <text:p>3.12070</text:p>
          </table:table-cell>
        </table:table-row>
        <table:table-row table:style-name="ro1">
          <table:table-cell table:style-name="odsStyleTableCell-2b18c03c79d4ba0a7bcd13034da6db94" office:value-type="string">
            <text:p>TURQUÍA</text:p>
          </table:table-cell>
          <table:table-cell table:style-name="odsStyleTableCell-2b18c03c79d4ba0a7bcd13034da6db94" office:value-type="string">
            <text:p>LIRA TURCA</text:p>
          </table:table-cell>
          <table:table-cell table:style-name="odsStyleTableCell-2b18c03c79d4ba0a7bcd13034da6db94" office:value-type="string">
            <text:p>TRY</text:p>
          </table:table-cell>
          <table:table-cell table:style-name="odsStyleTableCell-43e7cacbd4bef08131c9bc2d067d84b6" office:value-type="string">
            <text:p>0.21960</text:p>
          </table:table-cell>
          <table:table-cell table:style-name="odsStyleTableCell-43e7cacbd4bef08131c9bc2d067d84b6" office:value-type="string">
            <text:p>31.23900</text:p>
          </table:table-cell>
        </table:table-row>
        <table:table-row table:style-name="ro1">
          <table:table-cell table:style-name="odsStyleTableCell-2b18c03c79d4ba0a7bcd13034da6db94" office:value-type="string">
            <text:p>URUGUAY</text:p>
          </table:table-cell>
          <table:table-cell table:style-name="odsStyleTableCell-2b18c03c79d4ba0a7bcd13034da6db94" office:value-type="string">
            <text:p>PESO</text:p>
          </table:table-cell>
          <table:table-cell table:style-name="odsStyleTableCell-2b18c03c79d4ba0a7bcd13034da6db94" office:value-type="string">
            <text:p>UYU</text:p>
          </table:table-cell>
          <table:table-cell table:style-name="odsStyleTableCell-43e7cacbd4bef08131c9bc2d067d84b6" office:value-type="string">
            <text:p>0.17563</text:p>
          </table:table-cell>
          <table:table-cell table:style-name="odsStyleTableCell-43e7cacbd4bef08131c9bc2d067d84b6" office:value-type="string">
            <text:p>39.06000</text:p>
          </table:table-cell>
        </table:table-row>
        <table:table-row table:style-name="ro1">
          <table:table-cell table:style-name="odsStyleTableCell-2b18c03c79d4ba0a7bcd13034da6db94" office:value-type="string">
            <text:p>VENEZUELA</text:p>
          </table:table-cell>
          <table:table-cell table:style-name="odsStyleTableCell-2b18c03c79d4ba0a7bcd13034da6db94" office:value-type="string">
            <text:p>BOLIVAR DIGITAL</text:p>
          </table:table-cell>
          <table:table-cell table:style-name="odsStyleTableCell-2b18c03c79d4ba0a7bcd13034da6db94" office:value-type="string">
            <text:p>VES</text:p>
          </table:table-cell>
          <table:table-cell table:style-name="odsStyleTableCell-43e7cacbd4bef08131c9bc2d067d84b6" office:value-type="string">
            <text:p>0.19005</text:p>
          </table:table-cell>
          <table:table-cell table:style-name="odsStyleTableCell-43e7cacbd4bef08131c9bc2d067d84b6" office:value-type="string">
            <text:p>36.09510</text:p>
          </table:table-cell>
        </table:table-row>
        <table:table-row table:style-name="ro1">
          <table:table-cell table:style-name="odsStyleTableCell-2b18c03c79d4ba0a7bcd13034da6db94" office:value-type="string">
            <text:p>VIETNAM</text:p>
          </table:table-cell>
          <table:table-cell table:style-name="odsStyleTableCell-2b18c03c79d4ba0a7bcd13034da6db94" office:value-type="string">
            <text:p>DONG</text:p>
          </table:table-cell>
          <table:table-cell table:style-name="odsStyleTableCell-2b18c03c79d4ba0a7bcd13034da6db94" office:value-type="string">
            <text:p>VND</text:p>
          </table:table-cell>
          <table:table-cell table:style-name="odsStyleTableCell-43e7cacbd4bef08131c9bc2d067d84b6" office:value-type="string">
            <text:p>0.00028</text:p>
          </table:table-cell>
          <table:table-cell table:style-name="odsStyleTableCell-43e7cacbd4bef08131c9bc2d067d84b6" office:value-type="string">
            <text:p>24,647.50000</text:p>
          </table:table-cell>
        </table:table-row>
        <table:table-row table:style-name="ro1">
          <table:table-cell table:style-name="odsStyleTableCell-2b18c03c79d4ba0a7bcd13034da6db94" office:value-type="string">
            <text:p/>
          </table:table-cell>
          <table:table-cell table:style-name="odsStyleTableCell-2b18c03c79d4ba0a7bcd13034da6db94" office:value-type="string">
            <text:p>DERECHO ESPECIAL DE GIRO</text:p>
          </table:table-cell>
          <table:table-cell table:style-name="odsStyleTableCell-2b18c03c79d4ba0a7bcd13034da6db94" office:value-type="string">
            <text:p>USD/D.E.G.</text:p>
          </table:table-cell>
          <table:table-cell table:style-name="odsStyleTableCell-43e7cacbd4bef08131c9bc2d067d84b6" office:value-type="string">
            <text:p/>
          </table:table-cell>
          <table:table-cell table:style-name="odsStyleTableCell-43e7cacbd4bef08131c9bc2d067d84b6" office:value-type="string">
            <text:p>1.32756</text:p>
          </table:table-cell>
        </table:table-row>
        <table:table-row table:style-name="ro1">
          <table:table-cell table:style-name="odsStyleTableCell-2b18c03c79d4ba0a7bcd13034da6db94" office:value-type="string">
            <text:p/>
          </table:table-cell>
          <table:table-cell table:style-name="odsStyleTableCell-2b18c03c79d4ba0a7bcd13034da6db94" office:value-type="string">
            <text:p>UNIDAD DE FOMENTO DE VIVIENDA</text:p>
          </table:table-cell>
          <table:table-cell table:style-name="odsStyleTableCell-2b18c03c79d4ba0a7bcd13034da6db94" office:value-type="string">
            <text:p>Bs/UFV</text:p>
          </table:table-cell>
          <table:table-cell table:style-name="odsStyleTableCell-43e7cacbd4bef08131c9bc2d067d84b6" office:value-type="string">
            <text:p/>
          </table:table-cell>
          <table:table-cell table:style-name="odsStyleTableCell-43e7cacbd4bef08131c9bc2d067d84b6" office:value-type="string">
            <text:p>2.4825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09901043d87b27d605457e96158a9f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3c35601b93a2776c35107670da56ddb" office:value-type="string">
            <text:p> </text:p>
          </table:table-cell>
          <table:table-cell table:style-name="odsStyleTableCell-d3c35601b93a2776c35107670da56ddb" office:value-type="string">
            <text:p>UNIDAD MONETARIA</text:p>
          </table:table-cell>
          <table:table-cell table:style-name="odsStyleTableCell-d3c35601b93a2776c35107670da56ddb" office:value-type="string">
            <text:p>MONEDA</text:p>
          </table:table-cell>
          <table:table-cell table:style-name="odsStyleTableCell-d3c35601b93a2776c35107670da56ddb" office:value-type="string">
            <text:p>TIPO DE CAMBIO EN M.E.</text:p>
          </table:table-cell>
        </table:table-row>
        <table:table-row table:style-name="ro1">
          <table:table-cell table:style-name="odsStyleTableCell-2b18c03c79d4ba0a7bcd13034da6db94" office:value-type="string">
            <text:p>ORO</text:p>
          </table:table-cell>
          <table:table-cell table:style-name="odsStyleTableCell-2b18c03c79d4ba0a7bcd13034da6db94" office:value-type="string">
            <text:p>ONZA TROY ORO</text:p>
          </table:table-cell>
          <table:table-cell table:style-name="odsStyleTableCell-2b18c03c79d4ba0a7bcd13034da6db94" office:value-type="string">
            <text:p>USD./O.T.F.</text:p>
          </table:table-cell>
          <table:table-cell table:style-name="odsStyleTableCell-43e7cacbd4bef08131c9bc2d067d84b6" office:value-type="string">
            <text:p>2,045.29000</text:p>
          </table:table-cell>
        </table:table-row>
        <table:table-row table:style-name="ro1">
          <table:table-cell table:style-name="odsStyleTableCell-2b18c03c79d4ba0a7bcd13034da6db94" office:value-type="string">
            <text:p>PLATA</text:p>
          </table:table-cell>
          <table:table-cell table:style-name="odsStyleTableCell-2b18c03c79d4ba0a7bcd13034da6db94" office:value-type="string">
            <text:p>ONZA TROY PLATA</text:p>
          </table:table-cell>
          <table:table-cell table:style-name="odsStyleTableCell-2b18c03c79d4ba0a7bcd13034da6db94" office:value-type="string">
            <text:p>USD./O.T.F.</text:p>
          </table:table-cell>
          <table:table-cell table:style-name="odsStyleTableCell-43e7cacbd4bef08131c9bc2d067d84b6" office:value-type="string">
            <text:p>22.67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09901043d87b27d605457e96158a9f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3c35601b93a2776c35107670da56ddb" office:value-type="string">
            <text:p> </text:p>
          </table:table-cell>
          <table:table-cell table:style-name="odsStyleTableCell-d3c35601b93a2776c35107670da56ddb" office:value-type="string">
            <text:p>1 MES</text:p>
          </table:table-cell>
          <table:table-cell table:style-name="odsStyleTableCell-d3c35601b93a2776c35107670da56ddb" office:value-type="string">
            <text:p>3 MESES</text:p>
          </table:table-cell>
          <table:table-cell table:style-name="odsStyleTableCell-d3c35601b93a2776c35107670da56ddb" office:value-type="string">
            <text:p>6 MESES</text:p>
          </table:table-cell>
        </table:table-row>
        <table:table-row table:style-name="ro1">
          <table:table-cell table:style-name="odsStyleTableCell-0b1257ff6e1dd0eb0974650c9558e333" office:value-type="string">
            <text:p>TASA LIBOR(USD)</text:p>
          </table:table-cell>
          <table:table-cell table:style-name="odsStyleTableCell-43e7cacbd4bef08131c9bc2d067d84b6" office:value-type="string">
            <text:p>5.44</text:p>
          </table:table-cell>
          <table:table-cell table:style-name="odsStyleTableCell-43e7cacbd4bef08131c9bc2d067d84b6" office:value-type="string">
            <text:p>5.60</text:p>
          </table:table-cell>
          <table:table-cell table:style-name="odsStyleTableCell-43e7cacbd4bef08131c9bc2d067d84b6" office:value-type="string">
            <text:p>5.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b18c03c79d4ba0a7bcd13034da6db9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4</meta:creation-date>
    <meta:generator>ods générator</meta:generator>
    <dc:date>2024-10-18T20:18:24</dc:date>
    <meta:editing-duration>PT1S</meta:editing-duration>
    <meta:editing-cycles>1</meta:editing-cycles>
    <meta:document-statistic meta:table-count="1" meta:cell-count="4" meta:object-count="0"/>
  </office:meta>
</office:document-meta>
</file>